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able_20_Contents">
      <style:paragraph-properties fo:margin-top="0cm" fo:margin-bottom="0.499cm" loext:contextual-spacing="false"/>
    </style:style>
    <style:style style:name="P10" style:family="paragraph" style:parent-style-name="Table_20_Contents">
      <style:paragraph-properties fo:margin-top="0cm" fo:margin-bottom="0.499cm" loext:contextual-spacing="false"/>
      <style:text-properties officeooo:paragraph-rsid="0014bf0c" fo:background-color="#fff200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entarios HTML</text:p>
      <text:p text:style-name="Standard"/>
      <text:h text:style-name="Heading_20_2" text:outline-level="2">¿Qué hay que documentar?</text:h>
      <text:p text:style-name="P10">Hay que añadir explicaciones a todo lo que no es evidente. <text:s/>No hay que repetir lo que se hace, sino explicar por qué se hace. </text:p>
      <text:p text:style-name="Text_20_body">Y eso se traduce en: </text:p>
      <text:list xml:id="list3238316867" text:style-name="L1">
        <text:list-item>
          <text:p text:style-name="P5">¿de qué se encarga una clase? ¿un paquete? </text:p>
        </text:list-item>
        <text:list-item>
          <text:p text:style-name="P5">¿qué hace un método? </text:p>
        </text:list-item>
        <text:list-item>
          <text:p text:style-name="P5">¿cuál es el uso esperado de un método? </text:p>
        </text:list-item>
        <text:list-item>
          <text:p text:style-name="P5">¿para qué se usa una variable? </text:p>
        </text:list-item>
        <text:list-item>
          <text:p text:style-name="P5">¿cuál es el uso esperado de una variable? </text:p>
        </text:list-item>
        <text:list-item>
          <text:p text:style-name="P5">¿qué algoritmo estamos usando? ¿de dónde lo hemos sacado? </text:p>
        </text:list-item>
        <text:list-item>
          <text:p text:style-name="P5">¿qué limitaciones tiene el algoritmo? ¿... la implementación? </text:p>
        </text:list-item>
        <text:list-item>
          <text:p text:style-name="P1">¿qué se debería mejorar ... si hubiera tiempo? </text:p>
        </text:list-item>
      </text:list>
      <text:h text:style-name="Heading_20_2" text:outline-level="2">. ¿Cuándo hay que poner un comentario?</text:h>
      <text:p text:style-name="Text_20_body">Por obligación (<text:span text:style-name="T1">javadoc</text:span>): </text:p>
      <text:list xml:id="list414285578" text:style-name="L2">
        <text:list-item>
          <text:p text:style-name="P6">al principio de cada clase </text:p>
        </text:list-item>
        <text:list-item>
          <text:p text:style-name="P6">al principio de cada método </text:p>
        </text:list-item>
        <text:list-item>
          <text:p text:style-name="P2">ante cada variable de clase </text:p>
        </text:list-item>
      </text:list>
      <text:p text:style-name="Text_20_body">Por conveniencia (<text:span text:style-name="T1">una línea</text:span>): </text:p>
      <text:list xml:id="list1318038981" text:style-name="L3">
        <text:list-item>
          <text:p text:style-name="P7">al principio de fragmento de código no evidente </text:p>
        </text:list-item>
        <text:list-item>
          <text:p text:style-name="P3">a lo largo de los bucles </text:p>
        </text:list-item>
      </text:list>
      <text:p text:style-name="Text_20_body">Y por si acaso (<text:span text:style-name="T1">una línea</text:span>): </text:p>
      <text:list xml:id="list3752855469" text:style-name="L4">
        <text:list-item>
          <text:p text:style-name="P8">siempre que hagamos algo raro </text:p>
        </text:list-item>
        <text:list-item>
          <text:p text:style-name="P4">siempre que el código no sea evidente </text:p>
        </text:list-item>
      </text:list>
      <text:p text:style-name="Text_20_body">Es decir, que los comentarios más vale que sobren que falten. </text:p>
      <text:p text:style-name="Text_20_body">Y una nota de cautela, cuando un programa se modifica, los comentarios deben modificarse al tiempo, no sea que los comentarios acaben refiriéndose a un algoritmo que ya no utilizamo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1:08:09.941637791</meta:creation-date>
    <dc:date>2020-05-14T12:00:20.481610331</dc:date>
    <meta:editing-duration>PT42M4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12" meta:character-count="1144" meta:non-whitespace-character-count="949"/>
  </office:meta>
</office:document-meta>
</file>